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302cm" svg:height="2.54cm" svg:x="5.699cm" svg:y="9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7.62cm" svg:height="2.54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2.032cm" svg:x="3.794cm" svg:y="6.334cm">
          <text:p text:style-name="P1">Leagu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62cm" svg:height="2.54cm" svg:x="3.5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2.032cm" svg:x="3.794cm" svg:y="13.954cm">
          <text:p text:style-name="P1">Tea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62cm" svg:height="2.54cm" svg:x="3.54cm" svg:y="21.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2.032cm" svg:x="3.794cm" svg:y="21.574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857cm" svg:x="6.08cm" svg:y="10.28cm">
          <text:p text:style-name="P1">Plays 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302cm" svg:height="2.54cm" svg:x="5.699cm" svg:y="17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54cm" svg:height="1.856cm" svg:x="6.08cm" svg:y="17.901cm">
          <text:p text:style-name="P1">Plays 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3.175cm" svg:height="1.778cm" svg:x="3.413cm" svg:y="25.511cm">
          <text:p text:style-name="P2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81cm" svg:height="1.778cm" svg:x="8.239cm" svg:y="25.638cm">
          <text:p text:style-name="P1">Play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01cm" svg:y1="25.511cm" svg:x2="7.35cm" svg:y2="23.86cm" draw:start-shape="id1" draw:start-glue-point="4" draw:end-shape="id2" draw:end-glue-point="2" svg:d="M5001 25511l2349-1651" svg:viewBox="0 0 2350 1652">
          <text:p/>
        </draw:connector>
        <draw:connector draw:style-name="gr3" draw:text-style-name="P1" draw:layer="layout" draw:type="line" svg:x1="10.144cm" svg:y1="25.638cm" svg:x2="7.35cm" svg:y2="23.86cm" draw:start-shape="id3" draw:start-glue-point="4" draw:end-shape="id2" draw:end-glue-point="2" svg:d="M10144 25638l-2794-1778" svg:viewBox="0 0 2795 1779">
          <text:p/>
        </draw:connector>
        <draw:connector draw:style-name="gr3" draw:text-style-name="P1" draw:layer="layout" draw:type="line" svg:x1="7.35cm" svg:y1="21.32cm" svg:x2="7.35cm" svg:y2="20.05cm" draw:start-shape="id2" draw:start-glue-point="0" draw:end-shape="id4" draw:end-glue-point="6" svg:d="M7350 21320v-1270" svg:viewBox="0 0 1 1271">
          <text:p/>
        </draw:connector>
        <draw:connector draw:style-name="gr3" draw:text-style-name="P1" draw:layer="layout" draw:type="line" svg:x1="7.35cm" svg:y1="17.51cm" svg:x2="7.35cm" svg:y2="16.24cm" draw:start-shape="id4" draw:start-glue-point="4" draw:end-shape="id5" draw:end-glue-point="2" svg:d="M7350 17510v-1270" svg:viewBox="0 0 1 1271">
          <text:p/>
        </draw:connector>
        <draw:connector draw:style-name="gr3" draw:text-style-name="P1" draw:layer="layout" draw:type="line" svg:x1="7.35cm" svg:y1="13.7cm" svg:x2="7.35cm" svg:y2="12.43cm" draw:start-shape="id5" draw:start-glue-point="0" draw:end-shape="id6" draw:end-glue-point="6" svg:d="M7350 13700v-1270" svg:viewBox="0 0 1 1271">
          <text:p/>
        </draw:connector>
        <draw:connector draw:style-name="gr3" draw:text-style-name="P1" draw:layer="layout" draw:type="line" svg:x1="7.35cm" svg:y1="9.89cm" svg:x2="7.35cm" svg:y2="8.62cm" draw:start-shape="id6" draw:start-glue-point="4" draw:end-shape="id7" draw:end-glue-point="2" svg:d="M7350 9890v-1270" svg:viewBox="0 0 1 1271">
          <text:p/>
        </draw:connector>
        <draw:custom-shape draw:style-name="gr2" draw:text-style-name="P2" xml:id="id8" draw:id="id8" draw:layer="layout" svg:width="3.683cm" svg:height="1.397cm" draw:transform="skewX (-0.000872664625997165) translate (1.508cm 17.129cm)">
          <text:p text:style-name="P2">Team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49cm" svg:y1="17.129cm" svg:x2="7.35cm" svg:y2="16.24cm" draw:start-shape="id8" draw:start-glue-point="4" draw:end-shape="id5" draw:end-glue-point="2" svg:d="M3349 17129l4001-889" svg:viewBox="0 0 4002 890">
          <text:p/>
        </draw:connector>
        <draw:custom-shape draw:style-name="gr2" draw:text-style-name="P2" xml:id="id9" draw:id="id9" draw:layer="layout" svg:width="4.191cm" svg:height="1.778cm" svg:x="1.508cm" svg:y="9.382cm">
          <text:p text:style-name="P2">Leagu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04cm" svg:y1="9.382cm" svg:x2="7.35cm" svg:y2="8.62cm" draw:start-shape="id9" draw:start-glue-point="4" draw:end-shape="id7" draw:end-glue-point="2" svg:d="M3604 9382l3746-762" svg:viewBox="0 0 3747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5-05T16:05:25.876623379</meta:creation-date>
    <dc:date>2014-05-05T16:14:03.600048849</dc:date>
    <dc:creator>Brent Berghmans</dc:creator>
    <meta:editing-duration>P0D</meta:editing-duration>
    <meta:editing-cycles>1</meta:editing-cycles>
    <meta:document-statistic meta:object-count="22"/>
    <meta:generator>LibreOffice/4.2.3.3$Linux_X86_64 LibreOffice_project/420m0$Build-3</meta:generator>
  </office:meta>
</office:document-meta>
</file>